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VL ゴシック" svg:font-family="'VL ゴシック'" style:font-adornments="太字" style:font-family-generic="modern" style:font-pitch="fixed"/>
    <style:font-face style:name="VL ゴシック1" svg:font-family="'VL ゴシック'" style:font-adornments="標準"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01c07ac" style:language-asian="ja" style:country-asian="JP"/>
    </style:style>
    <style:style style:name="P3" style:family="paragraph" style:parent-style-name="統語定義行">
      <style:text-properties style:language-asian="ja" style:country-asian="JP"/>
    </style:style>
    <style:style style:name="P4" style:family="paragraph" style:parent-style-name="Title" style:master-page-name="">
      <style:paragraph-properties fo:margin-top="0cm" fo:margin-bottom="1.101cm" style:contextual-spacing="false" style:page-number="auto"/>
      <style:text-properties officeooo:rsid="00200700" officeooo:paragraph-rsid="00200700" style:language-asian="ja" style:country-asian="JP"/>
    </style:style>
    <style:style style:name="P5" style:family="paragraph" style:parent-style-name="Text_20_body">
      <style:text-properties style:language-asian="ja" style:country-asian="JP"/>
    </style:style>
    <style:style style:name="P6" style:family="paragraph" style:parent-style-name="統語定義行">
      <style:text-properties style:language-asian="ja" style:country-asian="JP"/>
    </style:style>
    <style:style style:name="P7" style:family="paragraph" style:parent-style-name="統語定義行">
      <style:text-properties officeooo:rsid="0026e37f" officeooo:paragraph-rsid="0026e37f" style:language-asian="ja" style:country-asian="JP"/>
    </style:style>
    <style:style style:name="P8" style:family="paragraph" style:parent-style-name="統語定義行">
      <style:text-properties officeooo:paragraph-rsid="0027e6e3" style:language-asian="ja" style:country-asian="JP"/>
    </style:style>
    <style:style style:name="P9" style:family="paragraph" style:parent-style-name="統語定義行">
      <style:text-properties officeooo:paragraph-rsid="0029a66a" style:language-asian="ja" style:country-asian="JP"/>
    </style:style>
    <style:style style:name="P10" style:family="paragraph" style:parent-style-name="統語定義行">
      <style:text-properties officeooo:rsid="0029f5ea" officeooo:paragraph-rsid="0029f5ea" style:language-asian="ja" style:country-asian="JP"/>
    </style:style>
    <style:style style:name="P11" style:family="paragraph" style:parent-style-name="統語定義行">
      <style:text-properties officeooo:paragraph-rsid="002b315e" style:language-asian="ja" style:country-asian="JP"/>
    </style:style>
    <style:style style:name="P12" style:family="paragraph" style:parent-style-name="統語定義行">
      <style:text-properties officeooo:paragraph-rsid="002bd339" style:language-asian="ja" style:country-asian="JP"/>
    </style:style>
    <style:style style:name="P13" style:family="paragraph" style:parent-style-name="統語定義行">
      <style:text-properties officeooo:rsid="002c8629" officeooo:paragraph-rsid="002c8629" style:language-asian="ja" style:country-asian="JP"/>
    </style:style>
    <style:style style:name="P14" style:family="paragraph" style:parent-style-name="統語定義行">
      <style:text-properties officeooo:rsid="002d3197" officeooo:paragraph-rsid="002f83c6" style:language-asian="ja" style:country-asian="JP"/>
    </style:style>
    <style:style style:name="P15" style:family="paragraph" style:parent-style-name="統語定義行">
      <style:text-properties officeooo:rsid="002d9e3f" officeooo:paragraph-rsid="002d9e3f" style:language-asian="ja" style:country-asian="JP"/>
    </style:style>
    <style:style style:name="P16" style:family="paragraph" style:parent-style-name="統語定義行">
      <style:text-properties officeooo:rsid="002f0f12" officeooo:paragraph-rsid="002f0f12" style:language-asian="ja" style:country-asian="JP"/>
    </style:style>
    <style:style style:name="P17" style:family="paragraph" style:parent-style-name="統語定義行">
      <style:text-properties officeooo:rsid="002f83c6" officeooo:paragraph-rsid="002f83c6" style:language-asian="ja" style:country-asian="JP"/>
    </style:style>
    <style:style style:name="P18" style:family="paragraph" style:parent-style-name="統語定義行">
      <style:text-properties officeooo:paragraph-rsid="002f83c6" style:language-asian="ja" style:country-asian="JP"/>
    </style:style>
    <style:style style:name="P19" style:family="paragraph" style:parent-style-name="統語定義行">
      <style:text-properties officeooo:paragraph-rsid="003220b9" style:language-asian="ja" style:country-asian="JP"/>
    </style:style>
    <style:style style:name="P20" style:family="paragraph" style:parent-style-name="統語定義行">
      <style:text-properties officeooo:rsid="00339607" officeooo:paragraph-rsid="00339607" style:language-asian="ja" style:country-asian="JP"/>
    </style:style>
    <style:style style:name="P21" style:family="paragraph" style:parent-style-name="統語定義行">
      <style:text-properties officeooo:rsid="0034327e" officeooo:paragraph-rsid="0034327e" style:language-asian="ja" style:country-asian="JP"/>
    </style:style>
    <style:style style:name="P22" style:family="paragraph" style:parent-style-name="統語定義行">
      <style:text-properties officeooo:rsid="0035a2c1" officeooo:paragraph-rsid="0035a2c1" style:language-asian="ja" style:country-asian="JP"/>
    </style:style>
    <style:style style:name="P23" style:family="paragraph" style:parent-style-name="統語定義行">
      <style:text-properties officeooo:rsid="0036b55e" officeooo:paragraph-rsid="0036b55e" style:language-asian="ja" style:country-asian="JP"/>
    </style:style>
    <style:style style:name="P24" style:family="paragraph" style:parent-style-name="統語定義行">
      <style:text-properties officeooo:rsid="00390b55" officeooo:paragraph-rsid="00390b55" style:language-asian="ja" style:country-asian="JP"/>
    </style:style>
    <style:style style:name="P25" style:family="paragraph" style:parent-style-name="統語定義行">
      <style:text-properties officeooo:rsid="003c510d" officeooo:paragraph-rsid="003c510d" style:language-asian="ja" style:country-asian="JP"/>
    </style:style>
    <style:style style:name="T1" style:family="text">
      <style:text-properties officeooo:rsid="001e118d"/>
    </style:style>
    <style:style style:name="T2" style:family="text">
      <style:text-properties officeooo:rsid="0021cf0b"/>
    </style:style>
    <style:style style:name="T3" style:family="text">
      <style:text-properties style:language-asian="ja" style:country-asian="JP"/>
    </style:style>
    <style:style style:name="T4" style:family="text">
      <style:text-properties officeooo:rsid="0025e6ff" style:language-asian="ja" style:country-asian="JP"/>
    </style:style>
    <style:style style:name="T5" style:family="text">
      <style:text-properties officeooo:rsid="0027e6e3"/>
    </style:style>
    <style:style style:name="T6" style:family="text">
      <style:text-properties officeooo:rsid="0029a66a"/>
    </style:style>
    <style:style style:name="T7" style:family="text">
      <style:text-properties officeooo:rsid="00339607"/>
    </style:style>
    <style:style style:name="T8" style:family="text">
      <style:text-properties officeooo:rsid="0037aa60"/>
    </style:style>
    <style:style style:name="T9" style:family="text">
      <style:text-properties officeooo:rsid="003ae798"/>
    </style:style>
    <style:style style:name="T10" style:family="text">
      <style:text-properties officeooo:rsid="003d5b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IONE言語統語定義書</text:p>
      <text:h text:style-name="Heading_20_1" text:outline-level="1">概要</text:h>
      <text:p text:style-name="Text_20_body">本書は<text:span text:style-name="T2">PIONE言語の統語定義を示す。</text:span></text:p>
      <text:h text:style-name="Heading_20_1" text:outline-level="1">PIONE言語の統語</text:h>
      <text:p text:style-name="Text_20_body"><text:span text:style-name="T3">解析表現文法によるプロセス定義書の統語定義を下記に示す。終端記号は大文字アルファベット列（ただし入力の終端を表すEOFのみ使用）、もしくは単一引用符または二重引用符に括られる文字列により表わす。非終端記号は小文字アルファベット列で表わす。規則は e1 := e2 により表わし、否定を「!」、直前表現のゼロ個以上の連続を「*」、一個以上</text:span><text:span text:style-name="T4">の連続</text:span><text:span text:style-name="T3">を「+」、省略可能を「?」、選択を「/」により表わす。また、括弧は解析表現の範囲を表す。 </text:span></text:p>
      <text:p text:style-name="P5"/>
      <text:p text:style-name="統語定義行">rule_definitions :=<text:line-break/><text:tab/>(space? rule_definition empty_lines?)*</text:p>
      <text:p text:style-name="P3">rule_definition :=<text:line-break/><text:tab/>rule_header rule_condition* rule_body</text:p>
      <text:p text:style-name="P3">rule_header :=<text:line-break/><text:tab/>keyword_Rule space expr line_end</text:p>
      <text:p text:style-name="P3">rule_condition :=<text:line-break/><text:tab/>input_line / output_line / param_line / feature_line</text:p>
      <text:p text:style-name="P3">input_line :=<text:line-break/><text:tab/>keyword_input space? expr line_end</text:p>
      <text:p text:style-name="P3">output_line :=<text:line-break/><text:tab/>keyword_output space? expr line_end</text:p>
      <text:p text:style-name="P3">param_line :=<text:line-break/><text:tab/>keyword_param space? expr line_end</text:p>
      <text:p text:style-name="P3">feature_line :=<text:line-break/><text:tab/>keyword_feature space? expr line_end</text:p>
      <text:p text:style-name="P3">rule_body :=<text:line-break/><text:tab/>action_block / flow_block</text:p>
      <text:p text:style-name="P3">action_block :=<text:line-break/><text:tab/>keyword_Action line_end (!keyword_End)* keyword_End line_end</text:p>
      <text:p text:style-name="P3">flow_block :=<text:line-break/><text:tab/>keyword_Flow line_end flow_element* keyword_End line_end</text:p>
      <text:p text:style-name="P3">flow_element :=<text:line-break/><text:tab/>assignment / condition / call_rule</text:p>
      <text:p text:style-name="P3">assignment :=<text:line-break/><text:tab/>variable space? colon equal space? expr line_end</text:p>
      <text:p text:style-name="P3">condition :=<text:line-break/><text:tab/>condition_if / condition_case</text:p>
      <text:p text:style-name="P3">condition_if :=<text:line-break/><text:tab/>block_if block_else? keyword_end line_end</text:p>
      <text:p text:style-name="P3"><text:soft-page-break/>block_if :=<text:line-break/><text:tab/>condition_if_header flow_element*</text:p>
      <text:p text:style-name="P3">condition_if_header :=<text:line-break/><text:tab/>keyword_if expr line_end</text:p>
      <text:p text:style-name="P3">block_else :=<text:line-break/><text:tab/>condition_else_header flow_element*</text:p>
      <text:p text:style-name="P3">condition_else_header :=<text:line-break/><text:tab/>keyword_else line_end</text:p>
      <text:p text:style-name="P3">condition_case :=<text:line-break/><text:tab/>condition_case_header block_when* block_else? keyword_end line_end</text:p>
      <text:p text:style-name="P3">condition_case_header :=<text:line-break/><text:tab/>keyword_case expr line_end</text:p>
      <text:p text:style-name="P3">block_when :=<text:line-break/><text:tab/>keyword_when expr line_end flow_element*</text:p>
      <text:p text:style-name="P3">call_rule :=<text:line-break/><text:tab/>keyword_rule expr line_end</text:p>
      <text:p text:style-name="P3">expr :=<text:line-break/><text:tab/>expr_operator_application / expr_element message*</text:p>
      <text:p text:style-name="P3">expr_element :=<text:line-break/><text:tab/>atomic_expr message* / lparen space? expr space? rparen</text:p>
      <text:p text:style-name="P3">atomic_expr :=<text:line-break/> <text:s text:c="7"/>boolean / float / integer / string / data_name / rule_expr /<text:line-break/> <text:s text:c="7"/>feature_expr / variable / parameter_expr</text:p>
      <text:p text:style-name="P3">rule_expr :=<text:line-break/><text:tab/>package_name colon rule_name / colon rule_name / rule_name</text:p>
      <text:p text:style-name="P3">expr_operator :=<text:line-break/><text:tab/>equal equal / exclamation equal / less_than equal / less_than /<text:line-break/><text:tab/>greater_than equal / greater_than / ampersand ampersand / vbar vbar /<text:line-break/><text:tab/>plus / minus / asterisk / slash / percent</text:p>
      <text:p text:style-name="P3">expr_operator_application :=</text:p>
      <text:p text:style-name="P3"><text:tab/>expr_element space? expr_operator space? expr</text:p>
      <text:p text:style-name="P3">message :=<text:line-break/><text:tab/>identifier message_parameters?</text:p>
      <text:p text:style-name="P3">message_parameters :=<text:line-break/><text:tab/>lparen space? message_parameters_elements? space? rparen</text:p>
      <text:p text:style-name="P3">message_parameters_elements :=<text:line-break/><text:tab/>expr message_parameters_elements_rest*</text:p>
      <text:p text:style-name="P3">message_parameters_elements_rest :=<text:line-break/><text:tab/>space? comma space? expr</text:p>
      <text:p text:style-name="P3">boolean :=<text:line-break/><text:tab/>keyword_true / keyword_false</text:p>
      <text:p text:style-name="P3">string :=<text:line-break/><text:tab/>dquote (backslash any / !dquote)* dquote</text:p>
      <text:p text:style-name="P3">integer :=<text:line-break/><text:tab/>(pulus / minus)? digit+</text:p>
      <text:p text:style-name="P3">float :=<text:line-break/><text:tab/>(pulus / minus)? digit+ dot digit+</text:p>
      <text:p text:style-name="P3"><text:soft-page-break/>variable :=<text:line-break/><text:tab/>doller identifier</text:p>
      <text:p text:style-name="P3">parameter_expr :=<text:line-break/><text:tab/>lbrace space? parameter_pairs? space? rbrace</text:p>
      <text:p text:style-name="P3">parameter_pair :=<text:line-break/><text:tab/>identifier space? colon space? expr</text:p>
      <text:p text:style-name="P3">parameter_pairs :=<text:line-break/><text:tab/>parameter_pair parameter_pairs_rest*</text:p>
      <text:p text:style-name="P3">parameter_pairs_rest :=<text:line-break/><text:tab/>space? comma space? <text:s/>parameter_pair</text:p>
      <text:p text:style-name="P3">data_name :=<text:line-break/><text:tab/>squote (backslash any / !squote)* squote</text:p>
      <text:p text:style-name="P3">package_name :=<text:line-break/><text:tab/>ampersand identifier</text:p>
      <text:p text:style-name="P3">rule_name :=<text:line-break/><text:tab/>identifier</text:p>
      <text:h text:style-name="Heading_20_2" text:outline-level="2">シンボル及びキーワード</text:h>
      <text:p text:style-name="P3">symbols :=</text:p>
      <text:p text:style-name="P8"><text:tab/>squote / dquote / backslash / dot / comma / lparen / rparen / slash /<text:line-break/><text:tab/>plus / minus / question / vbar / ampersand / doller / colon / equal /<text:line-break/><text:tab/>exclamation / less_than / greater_than / asterisk / percent / atmark /<text:line-break/><text:tab/><text:span text:style-name="T5">hat / sharp / lsbracket / rsbracket</text:span></text:p>
      <text:p text:style-name="P3">squote := "'"</text:p>
      <text:p text:style-name="P3">dquote := '"'</text:p>
      <text:p text:style-name="P3">backslash := "\"</text:p>
      <text:p text:style-name="P3">dot := "."</text:p>
      <text:p text:style-name="P3">comma := ","</text:p>
      <text:p text:style-name="P3">lparen := "("</text:p>
      <text:p text:style-name="P3">rparen := ")"</text:p>
      <text:p text:style-name="P3">lbrace := "{"</text:p>
      <text:p text:style-name="P3">rbrace := "}"</text:p>
      <text:p text:style-name="P3">slash := "/"</text:p>
      <text:p text:style-name="P3">plus := "+"</text:p>
      <text:p text:style-name="P3">minus := "-"</text:p>
      <text:p text:style-name="P3">question := "?"</text:p>
      <text:p text:style-name="P3">vbar := "|"</text:p>
      <text:p text:style-name="P3">ampersand := "&amp;"</text:p>
      <text:p text:style-name="P3">doller := "$"</text:p>
      <text:p text:style-name="P3">colon := ":"</text:p>
      <text:p text:style-name="P3">equal := "="</text:p>
      <text:p text:style-name="P3">exclamation := "!"</text:p>
      <text:p text:style-name="P3"><text:soft-page-break/>less_than := "&lt;"</text:p>
      <text:p text:style-name="P3">greater_than := "&gt;"</text:p>
      <text:p text:style-name="P3">asterisk := "*"</text:p>
      <text:p text:style-name="P3">percent := "%"</text:p>
      <text:p text:style-name="P3">atmark := "@"</text:p>
      <text:p text:style-name="P7">hat := "^"</text:p>
      <text:p text:style-name="P7">sharp := "#"</text:p>
      <text:p text:style-name="P7">lsbracket := "["</text:p>
      <text:p text:style-name="P7">rsbracket := "]"</text:p>
      <text:p text:style-name="P3">keyword_Rule := "Rule"</text:p>
      <text:p text:style-name="P9">keyword_Flow := "Flow"</text:p>
      <text:p text:style-name="P9">keyword_Action := "Action"</text:p>
      <text:p text:style-name="P9">keyword_End := "End"</text:p>
      <text:p text:style-name="P9">keyword_input := "input"</text:p>
      <text:p text:style-name="P3">keyword_output := "output"</text:p>
      <text:p text:style-name="P3">keyword_param := "param"</text:p>
      <text:p text:style-name="P9">keyword_<text:span text:style-name="T6">P</text:span>aram := "<text:span text:style-name="T6">P</text:span>aram"</text:p>
      <text:p text:style-name="P10">keyword_basic := "basic"</text:p>
      <text:p text:style-name="P10">keyword_Basic := "Basic"</text:p>
      <text:p text:style-name="P10">keyword_advanced := "advanced"</text:p>
      <text:p text:style-name="P10">keyword_Advanced := "Advanced"</text:p>
      <text:p text:style-name="P9">keyword_feature := "feature"</text:p>
      <text:p text:style-name="P3">keyword_if := "if"</text:p>
      <text:p text:style-name="P3">keyword_else := "else"</text:p>
      <text:p text:style-name="P11">keyword_case := "case"</text:p>
      <text:p text:style-name="P12">keyword_when := "when"</text:p>
      <text:p text:style-name="P12">keyword_end := "end"</text:p>
      <text:p text:style-name="P13">keyword_package := "package"</text:p>
      <text:p text:style-name="P3">keyword_true := "true"</text:p>
      <text:p text:style-name="P3">keyword_false := "false"</text:p>
      <text:p text:style-name="P13">keyword_and := "and"</text:p>
      <text:p text:style-name="P13">keyword_or := "or"</text:p>
      <text:p text:style-name="P13">keyword_null := "null"</text:p>
      <text:p text:style-name="P13">keyword_constarint := "constraint"</text:p>
      <text:p text:style-name="P13">keyword_bind := "bind"</text:p>
      <text:h text:style-name="Heading_20_2" text:outline-level="2">補助定義</text:h>
      <text:p text:style-name="P18">any := !EOF</text:p>
      <text:p text:style-name="P14"><text:soft-page-break/>new_line := ";" / "\n"</text:p>
      <text:p text:style-name="P15">binding_operator := colon equals</text:p>
      <text:p text:style-name="P16">generating_operator := less_than minus</text:p>
      <text:p text:style-name="P17">reverse_message_operator := colon colon</text:p>
      <text:p text:style-name="P17">comment := sharp (!newline any)*</text:p>
      <text:p text:style-name="P20">identifier :=</text:p>
      <text:p text:style-name="P20"><text:tab/>identifier_head_character identifier_tail</text:p>
      <text:p text:style-name="P19">identifier_<text:span text:style-name="T7">head_character</text:span> :=</text:p>
      <text:p text:style-name="P19"><text:tab/>!(space / symbols / <text:span text:style-name="T7">digit / </text:span>line_end)+</text:p>
      <text:p text:style-name="P21">identifier_tail :=</text:p>
      <text:p text:style-name="P21"><text:tab/>identifier_tail_character identifier_special_tail_character?</text:p>
      <text:p text:style-name="P21">identifier_tail_character :=</text:p>
      <text:p text:style-name="P21"><text:tab/>!(space / symbols / line_end) any</text:p>
      <text:p text:style-name="P22">identifier_special_tail_character :=</text:p>
      <text:p text:style-name="P22"><text:tab/>question / exclamation</text:p>
      <text:p text:style-name="P23"><text:span text:style-name="T8">small</text:span>_identifier :=</text:p>
      <text:p text:style-name="P23"><text:tab/><text:span text:style-name="T8">["a"-"z"] identifier_tail</text:span></text:p>
      <text:p text:style-name="P19">digit :=</text:p>
      <text:p text:style-name="P19"><text:tab/>"0" / "1" / "2" / "3" / "4" / "5" / "6" / "7" / "8" / "9"</text:p>
      <text:p text:style-name="P24">number := (plus / minus)? digit+</text:p>
      <text:p text:style-name="P19">space := (" " / "\t")<text:span text:style-name="T9">+</text:span></text:p>
      <text:p text:style-name="P25">pad := (" " / "\t" / "\n" / comment)<text:span text:style-name="T10">+</text:span></text:p>
      <text:p text:style-name="P19">line_end := space* ("\n" | EOF)</text:p>
      <text:p text:style-name="P19">empty_lines := (space* "\n")+ (space* 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VL ゴシック" svg:font-family="'VL ゴシック'" style:font-adornments="太字" style:font-family-generic="modern" style:font-pitch="fixed"/>
    <style:font-face style:name="VL ゴシック1" svg:font-family="'VL ゴシック'" style:font-adornments="標準"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99ccff"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メソッド定義" style:family="paragraph" style:parent-style-name="Heading_20_2" style:next-style-name="Text_20_body" style:default-outline-level="" style:list-style-name="" style:master-page-name="">
      <style:paragraph-properties fo:margin-top="0.12cm" fo:margin-bottom="0.21cm" style:contextual-spacing="false" style:page-number="auto"/>
      <style:text-properties style:font-name="VL ゴシック" fo:font-family="'VL ゴシック'" style:font-style-name="太字" style:font-family-generic="modern" style:font-pitch="fixed" style:font-name-asian="VL ゴシック" style:font-family-asian="'VL ゴシック'" style:font-style-name-asian="太字" style:font-family-generic-asian="modern" style:font-pitch-asian="fixed"/>
    </style:style>
    <style:style style:name="統語定義行" style:family="paragraph" style:parent-style-name="Text_20_body" style:master-page-name="">
      <style:paragraph-properties fo:keep-together="always" style:page-number="auto"/>
      <style:text-properties style:font-name="VL ゴシック1" fo:font-family="'VL ゴシック'" style:font-style-name="標準" style:font-family-generic="modern" style:font-pitch="fixed" style:font-name-asian="VL ゴシック1" style:font-family-asian="'VL ゴシック'" style:font-style-name-asian="標準" style:font-family-generic-asian="modern" style:font-pitch-asian="fixe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c07ac" style:language-asian="ja" style:country-asian="JP"/>
    </style:style>
    <style:style style:name="MP2" style:family="paragraph" style:parent-style-name="Header">
      <style:text-properties style:language-asian="ja" style:country-asian="JP"/>
    </style:style>
    <style:style style:name="MT1" style:family="text">
      <style:text-properties officeooo:rsid="001e118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言語統語定義書</text:span><text:tab/><text:tab/></text:p>
        <text:p text:style-name="MP2"><text:tab/><text:tab/>㈱なうデータ研究所</text:p>
      </style:header>
      <style:footer>
        <text:p text:style-name="Footer"><text:tab/>－<text:page-number text:select-page="current">5</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39M4S</meta:editing-duration>
    <meta:editing-cycles>4137</meta:editing-cycles>
    <meta:generator>LibreOffice/4.2.7.2$Linux_X86_64 LibreOffice_project/420m0$Build-2</meta:generator>
    <dc:date>2015-03-16T19:05:34.069993783</dc:date>
    <meta:print-date>2012-07-19T11:05:52.82</meta:print-date>
    <dc:creator>keita</dc:creator>
    <meta:document-statistic meta:table-count="0" meta:image-count="0" meta:object-count="0" meta:page-count="5" meta:paragraph-count="137" meta:word-count="912" meta:character-count="4997" meta:non-whitespace-character-count="4400"/>
    <meta:user-defined meta:name="Info 1"/>
    <meta:user-defined meta:name="Info 2"/>
    <meta:user-defined meta:name="Info 3"/>
    <meta:user-defined meta:name="Info 4"/>
  </office:meta>
</office:document-meta>
</file>